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P1" style:family="paragraph" style:parent-style-name="Standard">
      <style:paragraph-properties style:writing-mode="lr-tb"/>
      <style:text-properties officeooo:rsid="001dc34c" officeooo:paragraph-rsid="001dc34c"/>
    </style:style>
    <style:style style:name="P2"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3" style:family="paragraph" style:parent-style-name="Text_20_body">
      <style:text-properties officeooo:paragraph-rsid="001ee3a2"/>
    </style:style>
    <style:style style:name="P4" style:family="paragraph" style:parent-style-name="Text_20_body">
      <style:text-properties officeooo:rsid="0020ac0e" officeooo:paragraph-rsid="0020ac0e"/>
    </style:style>
    <style:style style:name="P5" style:family="paragraph" style:parent-style-name="Text_20_body" style:list-style-name="L1">
      <style:text-properties officeooo:rsid="0020ac0e" officeooo:paragraph-rsid="0020ac0e"/>
    </style:style>
    <style:style style:name="P6" style:family="paragraph" style:parent-style-name="Text_20_body">
      <style:text-properties officeooo:paragraph-rsid="001dde5b"/>
    </style:style>
    <style:style style:name="P7" style:family="paragraph" style:parent-style-name="Text_20_body">
      <style:text-properties officeooo:paragraph-rsid="0020ac0e"/>
    </style:style>
    <style:style style:name="P8" style:family="paragraph" style:parent-style-name="Text_20_body" style:list-style-name="L2">
      <style:text-properties officeooo:paragraph-rsid="0020ac0e"/>
    </style:style>
    <style:style style:name="P9" style:family="paragraph" style:parent-style-name="Text_20_body" style:list-style-name="L2">
      <style:text-properties style:text-underline-style="none" officeooo:paragraph-rsid="0020ac0e"/>
    </style:style>
    <style:style style:name="P10" style:family="paragraph" style:parent-style-name="Text_20_body">
      <style:text-properties officeooo:rsid="00257667" officeooo:paragraph-rsid="00257667"/>
    </style:style>
    <style:style style:name="P11" style:family="paragraph" style:parent-style-name="Text_20_body" style:list-style-name="L3">
      <style:text-properties officeooo:rsid="00257667" officeooo:paragraph-rsid="00257667"/>
    </style:style>
    <style:style style:name="P12" style:family="paragraph" style:parent-style-name="Text_20_body" style:list-style-name="L4">
      <style:text-properties officeooo:paragraph-rsid="00257667"/>
    </style:style>
    <style:style style:name="P13" style:family="paragraph" style:parent-style-name="Text_20_body" style:list-style-name="L5"/>
    <style:style style:name="P14" style:family="paragraph" style:parent-style-name="Text_20_body">
      <style:text-properties fo:font-size="10pt" style:font-size-asian="10pt" style:font-size-complex="10pt"/>
    </style:style>
    <style:style style:name="P15" style:family="paragraph" style:parent-style-name="Text_20_body" style:list-style-name="L7">
      <style:text-properties fo:font-size="10pt" style:font-size-asian="10pt" style:font-size-complex="10pt"/>
    </style:style>
    <style:style style:name="P16" style:family="paragraph" style:parent-style-name="Text_20_body">
      <style:text-properties fo:font-size="10pt" officeooo:paragraph-rsid="00329a22" style:font-size-asian="10pt" style:font-size-complex="10pt"/>
    </style:style>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text-properties officeooo:paragraph-rsid="0035560d"/>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list-style-name="L7">
      <style:paragraph-properties fo:margin-top="0in" fo:margin-bottom="0in" loext:contextual-spacing="false"/>
    </style:style>
    <style:style style:name="P22" style:family="paragraph" style:parent-style-name="Text_20_body" style:list-style-name="L7">
      <style:paragraph-properties fo:margin-top="0in" fo:margin-bottom="0in" loext:contextual-spacing="false"/>
      <style:text-properties fo:font-size="10pt" style:font-size-asian="10pt" style:font-size-complex="10pt"/>
    </style:style>
    <style:style style:name="P23" style:family="paragraph" style:parent-style-name="Text_20_body">
      <style:paragraph-properties style:writing-mode="lr-tb"/>
    </style:style>
    <style:style style:name="P24" style:family="paragraph" style:parent-style-name="Footnote">
      <style:text-properties officeooo:paragraph-rsid="002fdafb"/>
    </style:style>
    <style:style style:name="P25" style:family="paragraph" style:parent-style-name="Footnote">
      <style:paragraph-properties fo:text-align="start" style:justify-single-word="false"/>
      <style:text-properties officeooo:paragraph-rsid="00352603"/>
    </style:style>
    <style:style style:name="P26" style:family="paragraph" style:parent-style-name="Subtitle">
      <style:text-properties style:font-name="Liberation Serif"/>
    </style:style>
    <style:style style:name="P27" style:family="paragraph" style:parent-style-name="Heading_20_2">
      <style:text-properties officeooo:rsid="001ee3a2" officeooo:paragraph-rsid="001ee3a2"/>
    </style:style>
    <style:style style:name="P28" style:family="paragraph" style:parent-style-name="Heading_20_2">
      <style:text-properties officeooo:rsid="00257667" officeooo:paragraph-rsid="00257667"/>
    </style:style>
    <style:style style:name="P29" style:family="paragraph" style:parent-style-name="Heading_20_1">
      <style:text-properties officeooo:paragraph-rsid="001dde5b"/>
    </style:style>
    <style:style style:name="P30" style:family="paragraph" style:parent-style-name="Heading_20_1">
      <style:text-properties officeooo:rsid="0020ac0e" officeooo:paragraph-rsid="0020ac0e"/>
    </style:style>
    <style:style style:name="P31" style:family="paragraph" style:parent-style-name="Heading_20_1">
      <style:text-properties officeooo:paragraph-rsid="00329a22"/>
    </style:style>
    <style:style style:name="P32"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33" style:family="paragraph" style:parent-style-name="Heading_20_3">
      <style:paragraph-properties style:writing-mode="lr-tb"/>
      <style:text-properties officeooo:paragraph-rsid="001dde5b"/>
    </style:style>
    <style:style style:name="P34" style:family="paragraph" style:parent-style-name="Table_20_Contents">
      <style:text-properties fo:font-size="10pt" style:font-size-asian="10pt" style:font-size-complex="10pt"/>
    </style:style>
    <style:style style:name="P35" style:family="paragraph" style:parent-style-name="Table_20_Heading">
      <style:text-properties fo:font-size="10pt" style:font-size-asian="10pt" style:font-size-complex="10pt"/>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29a22"/>
    </style:style>
    <style:style style:name="T15" style:family="text">
      <style:text-properties officeooo:rsid="00352603"/>
    </style:style>
    <style:style style:name="T16" style:family="text">
      <style:text-properties officeooo:rsid="003556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w Opportunities in <text:span text:style-name="T1">Computerized</text:span> Documents</text:p>
      <text:p text:style-name="Subtitle">Capstone in New Media</text:p>
      <text:p text:style-name="P26">Elli Chandler</text:p>
      <text:p text:style-name="P2">6 May, 2019</text:p>
      <text:p text:style-name="P1"/>
      <text:h text:style-name="Heading_20_1" text:outline-level="1">Introduction</text:h>
      <text:h text:style-name="Heading_20_2" text:outline-level="2">Abstract</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27" text:outline-level="2">The Problem</text:h>
      <text:p text:style-name="P3">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3">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Existing work towards solving this problem</text:h>
      <text:p text:style-name="Text_20_body">Many existing projects address various aspects of the issues this project addresses. None seems to cohesively aim to integrate these aspects into a comprehensive libre framework and model <text:soft-page-break/>implementation, though, driving the need for this project. For an annotated list of related projects and inspirations to this project, see the "Related projects and inspirations" section of the bibliography at the end of this proposal.</text:p>
      <text:h text:style-name="P29" text:outline-level="1">General approach</text:h>
      <text:p text:style-name="P6">This project should aim to systematically support the libre development and distribution as best as possible of an innovative information technology environment.</text:p>
      <text:h text:style-name="Heading_20_2" text:outline-level="2">Current project status</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Intended outcomes</text:h>
      <text:p text:style-name="P4">The end goal of this work is the development of a completed, stable software environment used for developing the project, consisting of:</text:p>
      <text:list xml:id="list669037450" text:style-name="L1">
        <text:list-item>
          <text:p text:style-name="P5">Specifications</text:p>
        </text:list-item>
        <text:list-item>
          <text:p text:style-name="P5">Information technology environment software implementation</text:p>
        </text:list-item>
        <text:list-item>
          <text:p text:style-name="P5">The cloud computing infrastructure should use a decentralized, asynchronously resolving append-only data store, similar to blockchains, to ensure the preservation and longevity of data stored using it as best as possible.</text:p>
        </text:list-item>
      </text:list>
      <text:h text:style-name="P30" text:outline-level="1">Overview</text:h>
      <text:p text:style-name="P7">The computing environment <text:span text:style-name="T2">in its finished form</text:span> will consist of the following components:</text:p>
      <text:list xml:id="list383817806" text:style-name="L2">
        <text:list-item>
          <text:p text:style-name="P8">Development principles, describing the process to use for creating the computing environment</text:p>
        </text:list-item>
        <text:list-item>
          <text:p text:style-name="P8">Data format and its representations</text:p>
          <text:list>
            <text:list-item>
              <text:p text:style-name="P8"><text:soft-page-break/>Specification</text:p>
            </text:list-item>
            <text:list-item>
              <text:p text:style-name="P8">Reference implementation</text:p>
            </text:list-item>
          </text:list>
        </text:list-item>
        <text:list-item>
          <text:p text:style-name="P8">Data storage <text:span text:style-name="T3">system and infrastructure</text:span>: mechanism for storing append-only set of records, each comprising a unique ID paired with a node document</text:p>
        </text:list-item>
        <text:list-item>
          <text:p text:style-name="P9">Software system, including:</text:p>
          <text:list>
            <text:list-item>
              <text:p text:style-name="P9">Client component</text:p>
            </text:list-item>
            <text:list-item>
              <text:p text:style-name="P9">Server components, <text:span text:style-name="T4">including</text:span>:</text:p>
              <text:list>
                <text:list-item>
                  <text:p text:style-name="P9">Public-facing API</text:p>
                </text:list-item>
                <text:list-item>
                  <text:p text:style-name="P9">Search engine</text:p>
                </text:list-item>
                <text:list-item>
                  <text:p text:style-name="P9">Storage backend</text:p>
                </text:list-item>
              </text:list>
            </text:list-item>
          </text:list>
        </text:list-item>
      </text:list>
      <text:h text:style-name="Heading_20_1" text:outline-level="1">Installation</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Development principles</text:h>
      <text:p text:style-name="P10">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684444197" text:style-name="L3">
        <text:list-item>
          <text:p text:style-name="P11">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11">Make sure that all tests pass when releasing changes to the software.</text:p>
        </text:list-item>
        <text:list-item>
          <text:p text:style-name="P11">Thorough automated unit tests should be provided and kept passing.</text:p>
        </text:list-item>
      </text:list>
      <text:h text:style-name="P28" text:outline-level="2">Prerequisites for code to be added to the repository</text:h>
      <text:list xml:id="list1645925880" text:style-name="L4">
        <text:list-item>
          <text:p text:style-name="P12">Code must be readable and documented.</text:p>
        </text:list-item>
        <text:list-item>
          <text:p text:style-name="P12">Code must not cause or have failing tests.</text:p>
        </text:list-item>
        <text:list-item>
          <text:p text:style-name="P12">Code should include thorough automatic test coverage.</text:p>
        </text:list-item>
        <text:list-item>
          <text:p text:style-name="P12"><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How issues should be prioritized</text:h>
      <text:p text:style-name="Text_20_body">Ordered from highest priority to lowest priority:</text:p>
      <text:list xml:id="list2401446461" text:style-name="L5">
        <text:list-item>
          <text:p text:style-name="P13">Potential for data loss</text:p>
        </text:list-item>
        <text:list-item>
          <text:p text:style-name="P13"><text:soft-page-break/>Security vulnerabilities</text:p>
        </text:list-item>
        <text:list-item>
          <text:p text:style-name="P13">Functional regressions</text:p>
        </text:list-item>
        <text:list-item>
          <text:p text:style-name="P13">Incorrect results</text:p>
        </text:list-item>
        <text:list-item>
          <text:p text:style-name="P13">Crashes, lack of accessibility/internationalization, and similar critical usability issues</text:p>
        </text:list-item>
        <text:list-item>
          <text:p text:style-name="P13">Slow code with a significant impact on usability</text:p>
        </text:list-item>
        <text:list-item>
          <text:p text:style-name="P13">Aesthetic regressions</text:p>
        </text:list-item>
        <text:list-item>
          <text:p text:style-name="P13">Minor usability issues</text:p>
        </text:list-item>
        <text:list-item>
          <text:p text:style-name="P13">Slow code with a moderate impact on usability</text:p>
        </text:list-item>
        <text:list-item>
          <text:p text:style-name="P13">Missing feature<text:span text:style-name="T9">s</text:span></text:p>
        </text:list-item>
      </text:list>
      <text:h text:style-name="Heading_20_1" text:outline-level="1">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text:soft-page-break/>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P20"/>
      <text:h text:style-name="Heading_20_1" text:outline-level="1">Implementation components</text:h>
      <text:p text:style-name="P14"/>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5">Component</text:p>
            </table:table-cell>
            <table:table-cell table:style-name="Table1.A1" office:value-type="string">
              <text:p text:style-name="P35">Implementation language</text:p>
            </table:table-cell>
            <table:table-cell table:style-name="Table1.A1" office:value-type="string">
              <text:p text:style-name="P35">Description</text:p>
            </table:table-cell>
            <table:table-cell table:style-name="Table1.A1" office:value-type="string">
              <text:p text:style-name="P35">Code location</text:p>
            </table:table-cell>
          </table:table-row>
        </table:table-header-rows>
        <table:table-row>
          <table:table-cell table:style-name="Table1.A1" office:value-type="string">
            <text:p text:style-name="P34">StageL transpiler</text:p>
          </table:table-cell>
          <table:table-cell table:style-name="Table1.A1" office:value-type="string">
            <text:p text:style-name="P34">bash</text:p>
          </table:table-cell>
          <table:table-cell table:style-name="Table1.A1" office:value-type="string">
            <text:p text:style-name="P34">Translate .stagel files to other languages</text:p>
          </table:table-cell>
          <table:table-cell table:style-name="Table1.A1" office:value-type="string">
            <text:p text:style-name="P34">cli/stagel-convert</text:p>
          </table:table-cell>
        </table:table-row>
        <table:table-row>
          <table:table-cell table:style-name="Table1.A1" office:value-type="string">
            <text:p text:style-name="P34">StageL's language-specific implementations</text:p>
          </table:table-cell>
          <table:table-cell table:style-name="Table1.A1" office:value-type="string">
            <text:p text:style-name="P34">Implemented once for each StageL target language</text:p>
          </table:table-cell>
          <table:table-cell table:style-name="Table1.A1" office:value-type="string">
            <text:p text:style-name="P34">Implementations of routines for StageL that are not implemented in StageL itself, but are instead implemented in its target languages.</text:p>
          </table:table-cell>
          <table:table-cell table:style-name="Table1.A1" office:value-type="string">
            <text:p text:style-name="P34">implementation/core-implementations/</text:p>
          </table:table-cell>
        </table:table-row>
        <table:table-row>
          <table:table-cell table:style-name="Table1.A1" office:value-type="string">
            <text:p text:style-name="P34">Portable implementation</text:p>
          </table:table-cell>
          <table:table-cell table:style-name="Table1.A1" office:value-type="string">
            <text:p text:style-name="P34">StageL</text:p>
          </table:table-cell>
          <table:table-cell table:style-name="Table1.A1" office:value-type="string">
            <text:p text:style-name="P34">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34">implementation/portable/</text:p>
          </table:table-cell>
        </table:table-row>
        <table:table-row>
          <table:table-cell table:style-name="Table1.A1" office:value-type="string">
            <text:p text:style-name="P34">Optional speedup code</text:p>
          </table:table-cell>
          <table:table-cell table:style-name="Table1.A1" office:value-type="string">
            <text:p text:style-name="P34">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34">implementation/speedups/</text:p>
          </table:table-cell>
        </table:table-row>
        <table:table-row>
          <table:table-cell table:style-name="Table1.A1" office:value-type="string">
            <text:p text:style-name="P34">Data files</text:p>
          </table:table-cell>
          <table:table-cell table:style-name="Table1.A1" office:value-type="string">
            <text:p text:style-name="P34">N/A</text:p>
          </table:table-cell>
          <table:table-cell table:style-name="Table1.A1" office:value-type="string">
            <text:p text:style-name="P34">Data files used to implement EITE.</text:p>
          </table:table-cell>
          <table:table-cell table:style-name="Table1.A1" office:value-type="string">
            <text:p text:style-name="P34">implementation/portable/</text:p>
          </table:table-cell>
        </table:table-row>
        <text:soft-page-break/>
        <table:table-row>
          <table:table-cell table:style-name="Table1.A1" office:value-type="string">
            <text:p text:style-name="P34">Build scripts</text:p>
          </table:table-cell>
          <table:table-cell table:style-name="Table1.A1" office:value-type="string">
            <text:p text:style-name="P34">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34">support/build-scripts/</text:p>
          </table:table-cell>
        </table:table-row>
        <table:table-row>
          <table:table-cell table:style-name="Table1.A1" office:value-type="string">
            <text:p text:style-name="P34">EITE document testing quick-runner</text:p>
          </table:table-cell>
          <table:table-cell table:style-name="Table1.A1" office:value-type="string">
            <text:p text:style-name="P34">For now, bash, I guess? Or maybe js and run it in node to avoid having to add new StageL target language (dep. on EITE document format implementation)</text:p>
          </table:table-cell>
          <table:table-cell table:style-name="Table1.A1" office:value-type="string">
            <text:p text:style-name="P34">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P34">(TODO)</text:p>
          </table:table-cell>
        </table:table-row>
        <table:table-row>
          <table:table-cell table:style-name="Table1.A1" office:value-type="string">
            <text:p text:style-name="P34">EITE document format tests</text:p>
          </table:table-cell>
          <table:table-cell table:style-name="Table1.A1" office:value-type="string">
            <text:p text:style-name="P34">StageL</text:p>
          </table:table-cell>
          <table:table-cell table:style-name="Table1.A1" office:value-type="string">
            <text:p text:style-name="P34">Test suite for EITE implementation.</text:p>
          </table:table-cell>
          <table:table-cell table:style-name="Table1.A1" office:value-type="string">
            <text:p text:style-name="P34">web/tests.htm</text:p>
          </table:table-cell>
        </table:table-row>
        <table:table-row>
          <table:table-cell table:style-name="Table1.A1" office:value-type="string">
            <text:p text:style-name="P34">EITE document runner</text:p>
          </table:table-cell>
          <table:table-cell table:style-name="Table1.A1" office:value-type="string">
            <text:p text:style-name="P34">Various platforms possible. For now, HTML+JS. (dep. on EITE document format implementation)</text:p>
          </table:table-cell>
          <table:table-cell table:style-name="Table1.A1" office:value-type="string">
            <text:p text:style-name="P34">Thin wrapper around the EITE document format implementation that runs and displays a specified document.</text:p>
          </table:table-cell>
          <table:table-cell table:style-name="Table1.A1" office:value-type="string">
            <text:p text:style-name="P34">(TODO)</text:p>
          </table:table-cell>
        </table:table-row>
        <table:table-row>
          <table:table-cell table:style-name="Table1.A1" office:value-type="string">
            <text:p text:style-name="P34">EITE non-native document editing tool</text:p>
          </table:table-cell>
          <table:table-cell table:style-name="Table1.A1" office:value-type="string">
            <text:p text:style-name="P34">HTML, JavaScript (dep. on EITE document runner)</text:p>
          </table:table-cell>
          <table:table-cell table:style-name="Table1.A1" office:value-type="string">
            <text:p text:style-name="P34">Tool for editing and running EITE-format documents before an EITE-native editing tool is available.</text:p>
          </table:table-cell>
          <table:table-cell table:style-name="Table1.A1" office:value-type="string">
            <text:p text:style-name="P34">web/edit.htm (WIP)</text:p>
          </table:table-cell>
        </table:table-row>
        <table:table-row>
          <table:table-cell table:style-name="Table1.A1" office:value-type="string">
            <text:p text:style-name="P34">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34">EITE</text:p>
          </table:table-cell>
          <table:table-cell table:style-name="Table1.A1" office:value-type="string">
            <text:p text:style-name="Table_20_Contents"><text:span text:style-name="T10">A user interface and document 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34">web/main.htm (WIP)</text:p>
          </table:table-cell>
        </table:table-row>
      </table:table>
      <text:p text:style-name="P14"/>
      <text:h text:style-name="Heading_20_1" text:outline-level="1">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ext:soft-page-break/>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0"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text:soft-page-break/>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1" text:note-class="footnote"><text:note-citation>2</text:note-citation><text:note-body><text:p text:style-name="P24"><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ext:soft-page-break/>Target solution spaces</text:h>
      <text:p text:style-name="Text_20_body">In summary, any current uses for software above the operating system level are reasonable areas to attempt development. An outline list of some is available <text:span text:style-name="T13">as an appendix</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Semantic representation</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054018556" text:style-name="L8">
        <text:list-item>
          <text:p text:style-name="P17">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17">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text:soft-page-break/>Complex Dc sequences, Sequence Builders, and Dynamic Sets</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Implementation challenges and strategy</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text:soft-page-break/>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23">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5">StageL and the StageL-implemented library developed so far provide a solid technological foundation for further implementation of this project, and have practical applications outside of it as well.</text:span></text:p>
      <text:h text:style-name="Heading_20_2" text:outline-level="2">The project in the context of new media studies: Alignment of the project approach to the traits of the currently emerging new media</text:h>
      <text:p text:style-name="Text_20_body">Henry Jenkins's article “Eight Traits of the New Media Landscape”<text:note text:id="ftn2" text:note-class="footnote"><text:note-citation>3</text:note-citation><text:note-body><text:p text:style-name="P25"><text:span text:style-name="T15">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ext:soft-page-break/>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T7">e.g.</text:span> I think Google doesn't allow kids to use it, so this presumably shouldn't either).</text:p>
      <text:p text:style-name="Text_20_body">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StageL</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Design goals</text:h>
      <text:list xml:id="list3141404269" text:style-name="L9">
        <text:list-item>
          <text:p text:style-name="P18">Imperative language. Trivial to implement, learn, and read; extremely portable.</text:p>
        </text:list-item>
        <text:list-item>
          <text:p text:style-name="P18">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18">Implemented as a transpiler that accepts a file as input and produces a file in the target language as output.</text:p>
        </text:list-item>
        <text:list-item>
          <text:p text:style-name="P18">Have an implementation of itself using itself, to provide testing and portability of the language.</text:p>
        </text:list-item>
        <text:list-item>
          <text:p text:style-name="P18">Have an implementation in Bash.</text:p>
        </text:list-item>
        <text:list-item>
          <text:p text:style-name="P18">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18"><text:soft-page-break/>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18">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
        </text:list-item>
        <text:list-item>
          <text:p text:style-name="P18">Output files should retain the structure and comments of the input files, thereby retaining readability as far as the target language permits.</text:p>
        </text:list-item>
        <text:list-item>
          <text:p text:style-name="P18">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Actual results of the design goals</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Heading_20_2" text:outline-level="2">Syntax</text:h>
      <text:p text:style-name="P19">Lines are separated by 0x0A. Each line consists of printable ASCII text: a–z, 0–9, slash, spaces, <text:span text:style-name="T16">&lt;</text:span>, <text:span text:style-name="T16">&gt;</text:span>,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text:span text:style-name="T16">at some point</text:span>).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P33" text:outline-level="3">Gotchas</text:h>
      <text:p text:style-name="Text_20_body"/>
      <text:p text:style-name="Text_20_body"><text:soft-page-break/></text:p>
      <text:p text:style-name="Text_20_body"/>
      <text:h text:style-name="Heading_20_1" text:outline-level="1">EITE specification</text:h>
      <text:h text:style-name="P31" text:outline-level="1"><text:span text:style-name="T14">Appendix: List of target solution spaces</text:span></text:h>
      <text:list xml:id="list3932073016" text:style-name="L7">
        <text:list-item>
          <text:p text:style-name="P22">Getting a summary of everything going on (start / home screen kind of thing): Customizable. For example, could contain: </text:p>
          <text:list>
            <text:list-item>
              <text:p text:style-name="P22">A brief reminder of who/where/when/etc. I am </text:p>
            </text:list-item>
            <text:list-item>
              <text:p text:style-name="P22">What I have to do today (schedule, tasks, etc.) </text:p>
            </text:list-item>
            <text:list-item>
              <text:p text:style-name="P21"><text:span text:style-name="T10">Important news (</text:span><text:span text:style-name="Emphasis"><text:span text:style-name="T10">e.g.</text:span></text:span><text:span text:style-name="T10"> emergencies, etc.) </text:span></text:p>
            </text:list-item>
            <text:list-item>
              <text:p text:style-name="P22">A search box </text:p>
            </text:list-item>
            <text:list-item>
              <text:p text:style-name="P22">A way to easily create a journal entry, blog/microblog post, social networking status update, etc. </text:p>
            </text:list-item>
            <text:list-item>
              <text:p text:style-name="P22">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22">A way to easily compose an IM / email / etc. or place a voice/videocall </text:p>
            </text:list-item>
            <text:list-item>
              <text:p text:style-name="P22">Messages from others (emails, IMs, voice/videomails, etc.) </text:p>
            </text:list-item>
            <text:list-item>
              <text:p text:style-name="P22">Other guided information resources (see below) </text:p>
            </text:list-item>
            <text:list-item>
              <text:p text:style-name="P22">A hierarchy of things to browse through (web-portal style) </text:p>
            </text:list-item>
            <text:list-item>
              <text:p text:style-name="P22">… </text:p>
            </text:list-item>
          </text:list>
        </text:list-item>
        <text:list-item>
          <text:p text:style-name="P22">Media consumption and browsing </text:p>
          <text:list>
            <text:list-item>
              <text:p text:style-name="P22">Reading and interacting with documents/apps </text:p>
            </text:list-item>
            <text:list-item>
              <text:p text:style-name="P22">Browsing a Web site </text:p>
            </text:list-item>
            <text:list-item>
              <text:p text:style-name="P22">Browsing through EITE nodes and other structured datasets/databases </text:p>
            </text:list-item>
            <text:list-item>
              <text:p text:style-name="P22">Movies </text:p>
            </text:list-item>
            <text:list-item>
              <text:p text:style-name="P22">Feature films </text:p>
            </text:list-item>
            <text:list-item>
              <text:p text:style-name="P22">Video series </text:p>
            </text:list-item>
            <text:list-item>
              <text:p text:style-name="P22">Online streaming home video (YouTube, etc.) </text:p>
            </text:list-item>
            <text:list-item>
              <text:p text:style-name="P22">… </text:p>
            </text:list-item>
            <text:list-item>
              <text:p text:style-name="P22">Music </text:p>
            </text:list-item>
            <text:list-item>
              <text:p text:style-name="P22">Albums </text:p>
            </text:list-item>
            <text:list-item>
              <text:p text:style-name="P22">Individual tracks </text:p>
            </text:list-item>
            <text:list-item>
              <text:p text:style-name="P22">Music videos </text:p>
            </text:list-item>
            <text:list-item>
              <text:p text:style-name="P22">Artist/album/tag/etc. radio </text:p>
            </text:list-item>
            <text:list-item>
              <text:p text:style-name="P22">Playlists, including shared playlists </text:p>
            </text:list-item>
            <text:list-item>
              <text:p text:style-name="P22">Scores </text:p>
            </text:list-item>
            <text:list-item>
              <text:p text:style-name="P22">… </text:p>
            </text:list-item>
            <text:list-item>
              <text:p text:style-name="P22">Games </text:p>
            </text:list-item>
            <text:list-item>
              <text:p text:style-name="P22">Interactive fiction, MUDs, MOOs, MMOs, puzzles, board game simulations, many other types of games … </text:p>
            </text:list-item>
            <text:list-item>
              <text:p text:style-name="P22">Ebooks </text:p>
            </text:list-item>
            <text:list-item>
              <text:p text:style-name="P22">Poetry </text:p>
            </text:list-item>
            <text:list-item>
              <text:p text:style-name="P22">Quotations </text:p>
            </text:list-item>
            <text:list-item>
              <text:p text:style-name="P22">Essays </text:p>
            </text:list-item>
            <text:list-item>
              <text:p text:style-name="P22">News </text:p>
            </text:list-item>
            <text:list-item>
              <text:p text:style-name="P22">Comics </text:p>
            </text:list-item>
            <text:list-item>
              <text:p text:style-name="P22">Manga </text:p>
            </text:list-item>
            <text:list-item>
              <text:p text:style-name="P22">Blogs &amp; RSS feeds </text:p>
            </text:list-item>
            <text:list-item>
              <text:p text:style-name="P22">Consuming realtime media (television, radio, livestreams, …) </text:p>
            </text:list-item>
            <text:list-item>
              <text:p text:style-name="P22">… </text:p>
            </text:list-item>
          </text:list>
        </text:list-item>
        <text:list-item>
          <text:p text:style-name="P22">Document creation and sharing </text:p>
          <text:list>
            <text:list-item>
              <text:p text:style-name="P22">Writing a paper </text:p>
            </text:list-item>
            <text:list-item>
              <text:p text:style-name="P22">Collaborative document editing / creation </text:p>
            </text:list-item>
            <text:list-item>
              <text:p text:style-name="P22"><text:soft-page-break/>Composing a score </text:p>
            </text:list-item>
            <text:list-item>
              <text:p text:style-name="P22">Writing a book </text:p>
            </text:list-item>
            <text:list-item>
              <text:p text:style-name="P22">Creating a movie </text:p>
            </text:list-item>
            <text:list-item>
              <text:p text:style-name="P22">Creating a storyboard for a movie </text:p>
            </text:list-item>
            <text:list-item>
              <text:p text:style-name="P22">Writing a script </text:p>
            </text:list-item>
            <text:list-item>
              <text:p text:style-name="P22">Editing a photograph </text:p>
            </text:list-item>
            <text:list-item>
              <text:p text:style-name="P22">Creating animation </text:p>
            </text:list-item>
            <text:list-item>
              <text:p text:style-name="P22">Notes to one's self (sticky notes style) </text:p>
            </text:list-item>
            <text:list-item>
              <text:p text:style-name="P22">More thorough journal-y notes to one's self (including jotting down / recording / playing in musical ideas, etc.) </text:p>
            </text:list-item>
            <text:list-item>
              <text:p text:style-name="P22">3D modeling and rendering </text:p>
            </text:list-item>
            <text:list-item>
              <text:p text:style-name="P22">CAD </text:p>
            </text:list-item>
            <text:list-item>
              <text:p text:style-name="P22">Diagramming </text:p>
            </text:list-item>
            <text:list-item>
              <text:p text:style-name="P22">Creating a database </text:p>
            </text:list-item>
            <text:list-item>
              <text:p text:style-name="P22">Mind mapping </text:p>
            </text:list-item>
            <text:list-item>
              <text:p text:style-name="P22">Recording and producing a song </text:p>
            </text:list-item>
            <text:list-item>
              <text:p text:style-name="P22">Diagramming structures in multiple dimensions </text:p>
            </text:list-item>
            <text:list-item>
              <text:p text:style-name="P22">Developing apps </text:p>
            </text:list-item>
            <text:list-item>
              <text:p text:style-name="P22">Designing a typeface </text:p>
            </text:list-item>
            <text:list-item>
              <text:p text:style-name="P22">Working with GIS data </text:p>
            </text:list-item>
            <text:list-item>
              <text:p text:style-name="P22">Recording a photograph or a video using a webcam, scanner, camera, … </text:p>
            </text:list-item>
            <text:list-item>
              <text:p text:style-name="P22">Recording audio using a microphone </text:p>
            </text:list-item>
            <text:list-item>
              <text:p text:style-name="P22">Working with geometric figures </text:p>
            </text:list-item>
            <text:list-item>
              <text:p text:style-name="P22">Recording music from a USB/MIDI instrument </text:p>
            </text:list-item>
            <text:list-item>
              <text:p text:style-name="P22">Blogging and microblogging </text:p>
            </text:list-item>
            <text:list-item>
              <text:p text:style-name="P22">Working with legal documents </text:p>
            </text:list-item>
            <text:list-item>
              <text:p text:style-name="P22">… </text:p>
            </text:list-item>
          </text:list>
        </text:list-item>
        <text:list-item>
          <text:p text:style-name="P22">Working with structured information (this is mostly also document creation / management) </text:p>
          <text:list>
            <text:list-item>
              <text:p text:style-name="P22">Managing a genealogy using Ember records </text:p>
            </text:list-item>
            <text:list-item>
              <text:p text:style-name="P22">Managing a calendar / schedule </text:p>
            </text:list-item>
            <text:list-item>
              <text:p text:style-name="P22">Managing a to-do list </text:p>
            </text:list-item>
            <text:list-item>
              <text:p text:style-name="P22">Managing a contacts directory </text:p>
            </text:list-item>
            <text:list-item>
              <text:p text:style-name="P22">Working with scientific data </text:p>
            </text:list-item>
            <text:list-item>
              <text:p text:style-name="P22">Maintaining a retail environment (online or physical) </text:p>
            </text:list-item>
            <text:list-item>
              <text:p text:style-name="P22">Managing recipes </text:p>
            </text:list-item>
            <text:list-item>
              <text:p text:style-name="P22">Managing a reading list </text:p>
            </text:list-item>
            <text:list-item>
              <text:p text:style-name="P22">Journaling </text:p>
            </text:list-item>
            <text:list-item>
              <text:p text:style-name="P22">Managing a bibliography </text:p>
            </text:list-item>
            <text:list-item>
              <text:p text:style-name="P22">Fantasy sports </text:p>
            </text:list-item>
            <text:list-item>
              <text:p text:style-name="P22">Managing and using bookmarks </text:p>
            </text:list-item>
            <text:list-item>
              <text:p text:style-name="P22">Managing financial information </text:p>
            </text:list-item>
            <text:list-item>
              <text:p text:style-name="P22">Managing personal notes, documents, projects, photographs, videos, etc. </text:p>
            </text:list-item>
            <text:list-item>
              <text:p text:style-name="P22">Managing a class </text:p>
            </text:list-item>
            <text:list-item>
              <text:p text:style-name="P22">Participating in a class </text:p>
            </text:list-item>
            <text:list-item>
              <text:p text:style-name="P22">… </text:p>
            </text:list-item>
          </text:list>
        </text:list-item>
        <text:list-item>
          <text:p text:style-name="P22">Using resources/tools </text:p>
          <text:list>
            <text:list-item>
              <text:p text:style-name="P22">Dictionary </text:p>
            </text:list-item>
            <text:list-item>
              <text:p text:style-name="P22">Thesaurus </text:p>
            </text:list-item>
            <text:list-item>
              <text:p text:style-name="P22">Chemical elements chart and data </text:p>
            </text:list-item>
            <text:list-item>
              <text:p text:style-name="P22">Maps, travel directions, and sky charts </text:p>
            </text:list-item>
            <text:list-item>
              <text:p text:style-name="P22">Calculator </text:p>
            </text:list-item>
            <text:list-item>
              <text:p text:style-name="P22">Using the computer as a flashlight </text:p>
            </text:list-item>
            <text:list-item>
              <text:p text:style-name="P22">Field guides / identification keys </text:p>
            </text:list-item>
            <text:list-item>
              <text:p text:style-name="P22">Instructions and how-to information </text:p>
            </text:list-item>
            <text:list-item>
              <text:p text:style-name="P22">Lessons on things </text:p>
            </text:list-item>
            <text:list-item>
              <text:p text:style-name="P22">Typing lessons </text:p>
            </text:list-item>
            <text:list-item>
              <text:p text:style-name="P22">Language learning lessons </text:p>
            </text:list-item>
            <text:list-item>
              <text:p text:style-name="P22"><text:soft-page-break/>Musical instrument lessons </text:p>
            </text:list-item>
            <text:list-item>
              <text:p text:style-name="P22">Tutorials on using software </text:p>
            </text:list-item>
            <text:list-item>
              <text:p text:style-name="P22">… </text:p>
            </text:list-item>
            <text:list-item>
              <text:p text:style-name="P22">Support using EITE &amp; Ember </text:p>
            </text:list-item>
            <text:list-item>
              <text:p text:style-name="P22">Nutrition information </text:p>
            </text:list-item>
            <text:list-item>
              <text:p text:style-name="P21"><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22">… </text:p>
            </text:list-item>
          </text:list>
        </text:list-item>
        <text:list-item>
          <text:p text:style-name="P22">Management </text:p>
          <text:list>
            <text:list-item>
              <text:p text:style-name="P22">Database creation and administration (this is really “Document creation”, but also listed here) </text:p>
            </text:list-item>
            <text:list-item>
              <text:p text:style-name="P22">Network administration </text:p>
            </text:list-item>
            <text:list-item>
              <text:p text:style-name="P22">Programming </text:p>
            </text:list-item>
            <text:list-item>
              <text:p text:style-name="P22">Emulation of other computing systems (this is also media playback, of a sort) </text:p>
            </text:list-item>
            <text:list-item>
              <text:p text:style-name="P22">Working with files and directories </text:p>
            </text:list-item>
            <text:list-item>
              <text:p text:style-name="P22">Converting data from one format to another </text:p>
            </text:list-item>
            <text:list-item>
              <text:p text:style-name="P22">Compressing and/or archiving data and/or directory structures </text:p>
            </text:list-item>
            <text:list-item>
              <text:p text:style-name="P22">Imaging disks </text:p>
            </text:list-item>
            <text:list-item>
              <text:p text:style-name="P22">Encrypting, decrypting, creating checksum records for, checking against checksum records, packing with parity data, restoring from parity data… </text:p>
            </text:list-item>
            <text:list-item>
              <text:p text:style-name="P22">Running apps (this is basically just opening documents, ) </text:p>
            </text:list-item>
            <text:list-item>
              <text:p text:style-name="P22">Distributed computing </text:p>
            </text:list-item>
            <text:list-item>
              <text:p text:style-name="P22">Digital forensics </text:p>
            </text:list-item>
            <text:list-item>
              <text:p text:style-name="P22">Computer security </text:p>
            </text:list-item>
            <text:list-item>
              <text:p text:style-name="P22">Malware prevention, intrusion detection, … </text:p>
            </text:list-item>
            <text:list-item>
              <text:p text:style-name="P22">Data serialization </text:p>
            </text:list-item>
            <text:list-item>
              <text:p text:style-name="P22">… </text:p>
            </text:list-item>
          </text:list>
        </text:list-item>
        <text:list-item>
          <text:p text:style-name="P22">Exchange </text:p>
          <text:list>
            <text:list-item>
              <text:p text:style-name="P22">Buying and selling goods </text:p>
            </text:list-item>
            <text:list-item>
              <text:p text:style-name="P22">Trading stocks and cryptocurrencies </text:p>
            </text:list-item>
            <text:list-item>
              <text:p text:style-name="P22">Purchasing and selling tickets </text:p>
            </text:list-item>
            <text:list-item>
              <text:p text:style-name="P22">Issuing and redeeming coupons </text:p>
            </text:list-item>
            <text:list-item>
              <text:p text:style-name="P22">Sending money (money-order style) </text:p>
            </text:list-item>
            <text:list-item>
              <text:p text:style-name="P22">… </text:p>
            </text:list-item>
          </text:list>
        </text:list-item>
        <text:list-item>
          <text:p text:style-name="P22">Searching </text:p>
          <text:list>
            <text:list-item>
              <text:p text:style-name="P21"><text:span text:style-name="T10">Answers (</text:span><text:span text:style-name="Emphasis"><text:span text:style-name="T10">e.g.</text:span></text:span><text:span text:style-name="T10"> facts, math questions) </text:span></text:p>
            </text:list-item>
            <text:list-item>
              <text:p text:style-name="P21"><text:span text:style-name="T10">Finding media (</text:span><text:span text:style-name="Emphasis"><text:span text:style-name="T10">e.g.</text:span></text:span><text:span text:style-name="T10"> news, movies, music, etc.) </text:span></text:p>
            </text:list-item>
            <text:list-item>
              <text:p text:style-name="P22">Locating documents </text:p>
            </text:list-item>
            <text:list-item>
              <text:p text:style-name="P22">… </text:p>
            </text:list-item>
          </text:list>
        </text:list-item>
        <text:list-item>
          <text:p text:style-name="P22">Guided time use and content consumption </text:p>
          <text:list>
            <text:list-item>
              <text:p text:style-name="P22">Notifications </text:p>
            </text:list-item>
            <text:list-item>
              <text:p text:style-name="P22">Emergencies </text:p>
            </text:list-item>
            <text:list-item>
              <text:p text:style-name="P22">Important news </text:p>
            </text:list-item>
            <text:list-item>
              <text:p text:style-name="P22">Emails </text:p>
            </text:list-item>
            <text:list-item>
              <text:p text:style-name="P22">Blog feeds </text:p>
            </text:list-item>
            <text:list-item>
              <text:p text:style-name="P22">Things I’m supposed to be doing </text:p>
            </text:list-item>
            <text:list-item>
              <text:p text:style-name="P22">Personal health warnings </text:p>
            </text:list-item>
            <text:list-item>
              <text:p text:style-name="P22">Computer status warnings (disk/memory failure, overheating, can’t connect to Ember server, running out of battery power, …) </text:p>
            </text:list-item>
            <text:list-item>
              <text:p text:style-name="P22">… </text:p>
            </text:list-item>
            <text:list-item>
              <text:p text:style-name="P22">Activity guidance </text:p>
            </text:list-item>
            <text:list-item>
              <text:p text:style-name="P22">What to do right now </text:p>
            </text:list-item>
            <text:list-item>
              <text:p text:style-name="P22">What I have on my schedule upcoming </text:p>
            </text:list-item>
            <text:list-item>
              <text:p text:style-name="P22">… </text:p>
            </text:list-item>
            <text:list-item>
              <text:p text:style-name="P22">News headlines </text:p>
            </text:list-item>
            <text:list-item>
              <text:p text:style-name="P22">Blog feeds </text:p>
            </text:list-item>
            <text:list-item>
              <text:p text:style-name="P22">Podcasts </text:p>
            </text:list-item>
            <text:list-item>
              <text:p text:style-name="P22">Top charts (popular items) </text:p>
            </text:list-item>
            <text:list-item>
              <text:p text:style-name="P22"><text:soft-page-break/>Best charts (classics / enduring popularity items) </text:p>
            </text:list-item>
            <text:list-item>
              <text:p text:style-name="P22">Suggested recipes </text:p>
            </text:list-item>
            <text:list-item>
              <text:p text:style-name="P22">Fitness tips </text:p>
            </text:list-item>
            <text:list-item>
              <text:p text:style-name="P22">Weather information </text:p>
            </text:list-item>
            <text:list-item>
              <text:p text:style-name="P22">Stock market information </text:p>
            </text:list-item>
            <text:list-item>
              <text:p text:style-name="P22">Computer’s status (resource usage, etc.) </text:p>
            </text:list-item>
            <text:list-item>
              <text:p text:style-name="P22">Personal health </text:p>
            </text:list-item>
            <text:list-item>
              <text:p text:style-name="P22">Sports information </text:p>
            </text:list-item>
            <text:list-item>
              <text:p text:style-name="P22">Acquaintance suggestions (people one might find interesting to talk to or to get to know) </text:p>
            </text:list-item>
            <text:list-item>
              <text:p text:style-name="P22">Dating suggestions / matchmaking </text:p>
            </text:list-item>
            <text:list-item>
              <text:p text:style-name="P22">… </text:p>
            </text:list-item>
          </text:list>
        </text:list-item>
        <text:list-item>
          <text:p text:style-name="P22">Communication </text:p>
          <text:list>
            <text:list-item>
              <text:p text:style-name="P22">Instant messaging </text:p>
            </text:list-item>
            <text:list-item>
              <text:p text:style-name="P22">Email </text:p>
            </text:list-item>
            <text:list-item>
              <text:p text:style-name="P22">Video chat and group video chat </text:p>
            </text:list-item>
            <text:list-item>
              <text:p text:style-name="P22">Audio and video messages </text:p>
            </text:list-item>
            <text:list-item>
              <text:p text:style-name="P22">Collaborative document editing (this is “Document creation” but is related to communication) </text:p>
            </text:list-item>
            <text:list-item>
              <text:p text:style-name="P22">Social networking </text:p>
            </text:list-item>
            <text:list-item>
              <text:p text:style-name="P22">Blogging and microblogging (this is “Document creation” but is also a form of communication) </text:p>
            </text:list-item>
            <text:list-item>
              <text:p text:style-name="P22">Newsgroups </text:p>
            </text:list-item>
            <text:list-item>
              <text:p text:style-name="P22">BBSes </text:p>
            </text:list-item>
            <text:list-item>
              <text:p text:style-name="P22">File sharing </text:p>
            </text:list-item>
            <text:list-item>
              <text:p text:style-name="P22">Industrial automation (machine embroidery, etc.) (not an exact fit in the category of communication, since it’s communication with machines: perhaps closer to "management") </text:p>
            </text:list-item>
            <text:list-item>
              <text:p text:style-name="P22">Sharing/microblogging/adding as status updates URLs, photographs, music, videos, … </text:p>
            </text:list-item>
            <text:list-item>
              <text:p text:style-name="P22">Social bookmarking </text:p>
            </text:list-item>
            <text:list-item>
              <text:p text:style-name="P15">… </text:p>
            </text:list-item>
          </text:list>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New Opportunities in Computerized Documents<text:tab/><text:tab/>Page <text:page-number text:select-page="current">17</text:page-number><text:s/>of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0:02:45.779482611</dc:date>
    <meta:editing-duration>PT1H50M41S</meta:editing-duration>
    <meta:editing-cycles>25</meta:editing-cycles>
    <meta:generator>LibreOffice/6.1.4.2$Linux_X86_64 LibreOffice_project/10$Build-2</meta:generator>
    <meta:document-statistic meta:table-count="1" meta:image-count="0" meta:object-count="0" meta:page-count="17" meta:paragraph-count="358" meta:word-count="8045" meta:character-count="51585" meta:non-whitespace-character-count="43948"/>
  </office:meta>
</office:document-meta>
</file>